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7cm"/>
    </style:style>
    <style:style style:name="pr2" style:family="presentation" style:parent-style-name="Default-notes">
      <style:graphic-properties draw:fill-color="#ffffff" fo:min-height="13.116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presentation:header-decl presentation:name="hdr1">Header in notes/handout  powered by QA</presentation:header-decl>
      <presentation:footer-decl presentation:name="ftr1">footer powered by QA</presentation:footer-decl>
      <presentation:footer-decl presentation:name="ftr2">Footer notes/handout  powered by QA</presentation:footer-decl>
      <presentation:date-time-decl presentation:name="dtd1" presentation:source="fixed">09.12.2001</presentation:date-time-decl>
      <draw:page draw:name="page1" draw:style-name="dp1" draw:master-page-name="Default" presentation:use-footer-name="ftr1" presentation:use-date-time-name="dtd1">
        <presentation:notes draw:style-name="dp2" presentation:use-header-name="hdr1" presentation:use-footer-name="ftr2" presentation:use-date-time-name="dtd1">
          <draw:page-thumbnail draw:style-name="gr1" draw:layer="layout" svg:width="14.851cm" svg:height="11.138cm" svg:x="3.068cm" svg:y="2.257cm" draw:page-number="1" presentation:class="page"/>
          <draw:frame presentation:style-name="pr1" draw:text-style-name="P1" draw:layer="layout" svg:width="16.79cm" svg:height="13.367cm" svg:x="2.098cm" svg:y="14.109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 presentation:use-date-time-name="dtd1">
        <presentation:notes draw:style-name="dp2" presentation:use-header-name="hdr1" presentation:use-footer-name="ftr2" presentation:use-date-time-name="dtd1">
          <draw:page-thumbnail draw:style-name="gr1" draw:layer="layout" svg:width="14.851cm" svg:height="11.138cm" svg:x="3.068cm" svg:y="2.257cm" draw:page-number="2" presentation:class="page"/>
          <draw:frame presentation:style-name="pr2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presentation:notes draw:style-name="dp2" presentation:use-header-name="hdr1" presentation:use-footer-name="ftr2" presentation:use-date-time-name="dtd1">
          <draw:page-thumbnail draw:style-name="gr1" draw:layer="layout" svg:width="14.851cm" svg:height="11.138cm" svg:x="3.068cm" svg:y="2.257cm" draw:page-number="3" presentation:class="page"/>
          <draw:frame presentation:style-name="pr2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 presentation:use-date-time-name="dtd1">
        <presentation:notes draw:style-name="dp2" presentation:use-header-name="hdr1" presentation:use-footer-name="ftr2" presentation:use-date-time-name="dtd1">
          <draw:page-thumbnail draw:style-name="gr1" draw:layer="layout" svg:width="14.851cm" svg:height="11.138cm" svg:x="3.068cm" svg:y="2.257cm" draw:page-number="4" presentation:class="page"/>
          <draw:frame presentation:style-name="pr2" draw:layer="layout" svg:width="16.79cm" svg:height="13.116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 presentation:use-header-name="hdr1" presentation:use-footer-name="ftr1" presentation:use-date-time-name="dtd1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8.815cm" svg:height="6.61cm" svg:x="3.76cm" svg:y="2.938cm" draw:page-number="1"/>
      <draw:page-thumbnail draw:layer="backgroundobjects" svg:width="8.815cm" svg:height="6.61cm" svg:x="17.127cm" svg:y="2.938cm" draw:page-number="1"/>
      <draw:page-thumbnail draw:layer="backgroundobjects" svg:width="8.815cm" svg:height="6.61cm" svg:x="3.76cm" svg:y="11.439cm" draw:page-number="2"/>
      <draw:page-thumbnail draw:layer="backgroundobjects" svg:width="8.815cm" svg:height="6.61cm" svg:x="17.127cm" svg:y="11.439cm" draw:page-number="3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06$Build-8918</meta:generator>
    <meta:creation-date>2005-04-04T16:40:46</meta:creation-date>
    <dc:creator>Jogi Sievers</dc:creator>
    <dc:date>2005-06-24T13:35:19</dc:date>
    <meta:printed-by>Jogi Sievers</meta:printed-by>
    <meta:print-date>2005-06-24T13:30:14</meta:print-date>
    <dc:language>en-US</dc:language>
    <meta:editing-cycles>5</meta:editing-cycles>
    <meta:editing-duration>PT17M1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